
<file path=META-INF/manifest.xml><?xml version="1.0" encoding="utf-8"?>
<manifest:manifest xmlns:manifest="urn:oasis:names:tc:opendocument:xmlns:manifest:1.0" manifest:version="1.3">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fo="urn:oasis:names:tc:opendocument:xmlns:xsl-fo-compatible:1.0" office:version="1.3">
  <office:body>
    <office:text>
      <text:h text:style-name="Heading_20_1" text:outline-level="1">Letterhead · Conduction</text:h>
      <text:p text:style-name="Subtitle">Working copy. Editable in LibreOffice, OnlyOffice, or Microsoft Word. For pixel-accurate layout, see the canonical HTML.</text:p>
      <text:p text:style-name="Standard">Design system / Print /  Letterhead</text:p>
      <text:h text:style-name="Heading_20_2" text:outline-level="2">Letterhead</text:h>
      <text:p text:style-name="Standard">A4 portrait. The header is the brand mark, the footer is the honeycomb that counts pages, and a Plex Mono file-path running header treats every letter as if it were checked into a repo.</text:p>
      <text:p text:style-name="Standard">~/letters/2026-04-30-gemeente-x-aanbod.pdf Conduction BV · KvK 76741850 · IBAN NL51 ABNA 0868951550 · conduction.nl</text:p>
      <text:p text:style-name="Standard">Conduction</text:p>
      <text:p text:style-name="Standard">Conduction BV Lauriergracht 14h 1016 RL Amsterdam info@conduction.nl · +31 85 303 6840</text:p>
      <text:p text:style-name="Standard">Datum 30 april 2026</text:p>
      <text:p text:style-name="Standard">Ons kenmerk CND-2026-042</text:p>
      <text:p text:style-name="Standard">Behandeld door Ruben van der Linde</text:p>
      <text:p text:style-name="Standard">Pagina 1 van 1</text:p>
      <text:p text:style-name="Standard">Aanbod: WOO-publicatie op Nextcloud</text:p>
      <text:p text:style-name="Standard">Marleen,</text:p>
      <text:p text:style-name="Standard">Bedankt voor het gesprek van vorige week. Hierbij ons aanbod voor de WOO-publicatie. We bouwen je publieke catalogus op OpenCatalogi en koppelen je dossiers via OpenConnector aan je huidige zaakomgeving. Documenten gaan door DocuDesk, audit trail incluis.</text:p>
      <text:p text:style-name="Standard">De doorlooptijd is acht weken. We werken vast prijs, geen open einde. In de bijlage staan de scope, de prijzen, en wat er uitdrukkelijk niet bij zit. Lees vooral dat laatste, dan komen we niet voor verrassingen.</text:p>
      <text:p text:style-name="Standard">Ik bel donderdag rond 14:00 uur om door te nemen wat je nog mist. Schikt dat?</text:p>
      <text:p text:style-name="Standard">Met vriendelijke groet,</text:p>
      <text:p text:style-name="Standard">Ruben van der Linde</text:p>
      <text:p text:style-name="Standard">CTO, Conduction</text:p>
      <text:p text:style-name="Standard">conduction.nl · ruben@conduction.nl · +31 85 303 6840</text:p>
      <text:p text:style-name="Standard">Why we built it this way</text:p>
      <text:h text:style-name="Heading_20_2" text:outline-level="2">The letter is a file</text:h>
      <text:p text:style-name="Standard">Most letterhead pretends paper isn't digital. Ours owns the document-as-file aesthetic: a Plex Mono file-path running header, a metadata strip with our kenmerk, a hex-honeycomb pagination footer.</text:p>
      <text:list>
        <text:list-item>
          <text:p text:style-name="List">File-path running header. A Plex Mono line shows where this letter lives, like a breadcrumb in a repo. Recognisable, distinctive, and useful for the recipient who has to file it.</text:p>
        </text:list-item>
        <text:list-item>
          <text:p text:style-name="List">Cobalt hex + wordmark, not a giant logo. 9mm hex + Conduction wordmark is enough. Logos that take up 30% of the header are a 1990s tell.</text:p>
        </text:list-item>
        <text:list-item>
          <text:p text:style-name="List">Metadata strip is structured, not paragraphs. Datum, kenmerk, behandeld door, pagina, four labelled fields, scannable in two seconds. Government recipients will thank you.</text:p>
        </text:list-item>
        <text:list-item>
          <text:p text:style-name="List">"Aan" label, not "Geachte mevrouw/heer". MKB-direct: "Marleen," opens the body. The salutation does not need to be formal to be respectful.</text:p>
        </text:list-item>
        <text:list-item>
          <text:p text:style-name="List">Hex-honeycomb pagination. Page 1 of 3 = one filled hex of three. Visual page-counter that doubles as brand motif.</text:p>
        </text:list-item>
        <text:list-item>
          <text:p text:style-name="List">One orange mark, not zero. The "$" prompt at the top is the single orange accent, signals "this is Conduction" without screaming it.</text:p>
        </text:list-item>
        <text:list-item>
          <text:p text:style-name="List">Subject line is a verb-led sentence. "Aanbod: WOO-publicatie", not "Onderwerp: aanbod inzake het tot stand brengen van een publicatieomgeving".</text:p>
        </text:list-item>
      </text:list>
      <text:p text:style-name="Standard">A4 (210×297mm) · --bleed 0 · print uses the same layout, no separate template · continuation pages skip the meta-strip + subject and inherit the running header</text:p>
      <text:p text:style-name="Standard">tokens.css · hex-bullet icon · .paper--A4 ·
        running-header pattern reused on report and quotation</text:p>
      <text:p text:style-name="Footer">Canonical layout: https://design-system.conduction.nl/preview/print/letterhead.html · Conduction design system · tokens.css · generated 2026-05-13</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table="urn:oasis:names:tc:opendocument:xmlns:table:1.0" office:version="1.3">
  <office:font-face-decls>
    <style:font-face xmlns:svg="urn:oasis:names:tc:opendocument:xmlns:svg-compatible:1.0" style:name="Figtree" svg:font-family="Figtree, 'Helvetica Neue', Arial, sans-serif"/>
    <style:font-face xmlns:svg="urn:oasis:names:tc:opendocument:xmlns:svg-compatible:1.0" style:name="IBM Plex Mono" svg:font-family="'IBM Plex Mono', Menlo, Consolas, monospace"/>
  </office:font-face-decls>
  <office:styles>
    <style:default-style style:family="paragraph">
      <style:text-properties style:font-name="Figtree" fo:font-size="11pt" fo:color="#152D5C"/>
      <style:paragraph-properties fo:line-height="150%" fo:margin-top="0cm" fo:margin-bottom="0.25cm"/>
    </style:default-style>
    <style:style style:name="Standard" style:family="paragraph" style:class="text"/>
    <style:style style:name="Heading_20_1" style:display-name="Heading 1" style:family="paragraph" style:next-style-name="Standard">
      <style:text-properties style:font-name="Figtree" fo:font-size="24pt" fo:font-weight="bold" fo:color="#21468B"/>
      <style:paragraph-properties fo:margin-top="0.6cm" fo:margin-bottom="0.3cm"/>
    </style:style>
    <style:style style:name="Heading_20_2" style:display-name="Heading 2" style:family="paragraph" style:next-style-name="Standard">
      <style:text-properties style:font-name="Figtree" fo:font-size="16pt" fo:font-weight="bold" fo:color="#21468B"/>
      <style:paragraph-properties fo:margin-top="0.5cm" fo:margin-bottom="0.2cm"/>
    </style:style>
    <style:style style:name="Heading_20_3" style:display-name="Heading 3" style:family="paragraph" style:next-style-name="Standard">
      <style:text-properties style:font-name="Figtree" fo:font-size="13pt" fo:font-weight="bold" fo:color="#152D5C"/>
      <style:paragraph-properties fo:margin-top="0.4cm" fo:margin-bottom="0.15cm"/>
    </style:style>
    <style:style style:name="Subtitle" style:family="paragraph" style:next-style-name="Standard">
      <style:text-properties style:font-name="Figtree" fo:font-size="13pt" fo:color="#4D69A4" fo:font-style="italic"/>
      <style:paragraph-properties fo:margin-bottom="0.5cm"/>
    </style:style>
    <style:style style:name="Accent" style:family="text">
      <style:text-properties fo:color="#F36C21" fo:font-weight="bold"/>
    </style:style>
    <style:style style:name="List" style:family="paragraph" style:parent-style-name="Standard">
      <style:paragraph-properties fo:margin-left="0.6cm" fo:margin-bottom="0.15cm"/>
    </style:style>
    <style:style style:name="Footer" style:family="paragraph">
      <style:text-properties style:font-name="IBM Plex Mono" fo:font-size="9pt" fo:color="#4D69A4"/>
      <style:paragraph-properties fo:margin-top="1cm" fo:border-top="0.5pt solid #21468B" fo:padding-top="0.25cm"/>
    </style:style>
  </office:styles>
  <office:automatic-styles>
    <style:page-layout style:name="PL1">
      <style:page-layout-properties fo:page-width="21cm" fo:page-height="29.7cm" fo:margin-top="2.2cm" fo:margin-bottom="2cm" fo:margin-left="2.2cm" fo:margin-right="2.2cm" style:print-orientation="portrait"/>
    </style:page-layout>
  </office:automatic-styles>
  <office:master-styles>
    <style:master-page style:name="Standard" style:page-layout-name="PL1"/>
  </office:master-styles>
</office:document-styles>
</file>

<file path=meta.xml><?xml version="1.0" encoding="utf-8"?>
<office:document-meta xmlns:office="urn:oasis:names:tc:opendocument:xmlns:office:1.0" xmlns:meta="urn:oasis:names:tc:opendocument:xmlns:meta:1.0" xmlns:dc="http://purl.org/dc/elements/1.1/" office:version="1.3">
  <office:meta>
    <meta:generator>Conduction design-system / build-odf.py</meta:generator>
    <dc:title>Letterhead · Conduction</dc:title>
    <dc:creator>Conduction B.V.</dc:creator>
    <meta:initial-creator>Conduction B.V.</meta:initial-creator>
    <dc:date>2026-05-13T05:21:41+00:00</dc:date>
    <meta:creation-date>2026-05-13T05:21:41+00:00</meta:creation-date>
  </office:meta>
</office:document-meta>
</file>